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Thumbnails/thumbnail.png" manifest:media-type="image/png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2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4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107cm" svg:y="2.5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78cm" svg:y="6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1cm" svg:y="7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428cm" svg:y="7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79cm" svg:y="7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135cm" svg:y="6.097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75cm" svg:y1="7.635cm" svg:x2="19.249cm" svg:y2="7.635cm">
          <text:p/>
        </draw:line>
        <draw:line draw:style-name="gr32" draw:text-style-name="P1" draw:layer="layout" svg:x1="22.051cm" svg:y1="7.606cm" svg:x2="23.55cm" svg:y2="7.606cm">
          <text:p/>
        </draw:line>
        <draw:frame draw:style-name="gr5" draw:text-style-name="P5" draw:layer="layout" svg:width="1.25cm" svg:height="0.962cm" svg:x="16.75cm" svg:y="7.135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5cm" svg:y="7.044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5cm" svg:y1="5.094cm" svg:x2="4.5cm" svg:y2="6.844cm">
          <text:p/>
        </draw:line>
        <draw:frame draw:style-name="gr34" draw:text-style-name="P14" draw:layer="layout" svg:width="11.5cm" svg:height="0.906cm" svg:x="5.25cm" svg:y="5.344cm">
          <draw:text-box>
            <text:p text:style-name="P8"><text:span text:style-name="T13">Teorema de Gauss e Integração por Quadratura de Gauss</text:span></text:p>
          </draw:text-box>
        </draw:frame>
        <draw:frame draw:style-name="gr9" draw:text-style-name="P8" draw:layer="layout" svg:width="10.459cm" svg:height="1.38cm" svg:x="4.127cm" svg:y="7.3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2.051cm" svg:y1="6.909cm" svg:x2="23.55cm" svg:y2="6.909cm">
          <text:p/>
        </draw:line>
        <draw:line draw:style-name="gr35" draw:text-style-name="P8" draw:layer="layout" svg:x1="17.8cm" svg:y1="6.938cm" svg:x2="19.299cm" svg:y2="6.938cm">
          <text:p/>
        </draw:line>
        <draw:frame draw:style-name="gr9" draw:text-style-name="P8" draw:layer="layout" svg:width="15.146cm" svg:height="1.654cm" svg:x="4.15cm" svg:y="8.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5cm" svg:y1="10.594cm" svg:x2="4.5cm" svg:y2="15.594cm">
          <text:p/>
        </draw:line>
        <draw:frame draw:style-name="gr36" draw:text-style-name="P14" draw:layer="layout" svg:width="9.25cm" svg:height="2.949cm" svg:x="5.25cm" svg:y="12.395cm">
          <draw:text-box>
            <text:p text:style-name="P8"><text:span text:style-name="T13">Interpolação linear para escrever valores nas faces em função de valores de centro</text:span></text:p>
            <text:p text:style-name="P8"><text:span text:style-name="T13"/></text:p>
            <text:p text:style-name="P8"><text:span text:style-name="T13">Considerando malha uniforme, temos:</text:span></text:p>
          </draw:text-box>
        </draw:frame>
        <draw:custom-shape draw:style-name="gr20" draw:text-style-name="P8" draw:layer="layout" svg:width="2.678cm" svg:height="2.347cm" svg:x="16.179cm" svg:y="1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857cm" svg:y="1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329cm" svg:y="12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79cm" svg:y="1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007cm" svg:y="12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6cm" svg:y="1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536cm" svg:y="1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358cm" svg:y="1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506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814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964cm" svg:y="11.635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714cm" svg:y="11.597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214cm" svg:y="11.597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1cm" svg:y="15.444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5cm" svg:y="15.444cm">
          <draw:text-box>
            <text:p text:style-name="P4"><text:span text:style-name="T11">e</text:span></text:p>
          </draw:text-box>
        </draw:frame>
        <draw:line draw:style-name="gr7" draw:text-style-name="P1" draw:layer="layout" svg:x1="21.5cm" svg:y1="14.094cm" svg:x2="21.5cm" svg:y2="15.594cm">
          <text:p/>
        </draw:line>
        <draw:frame draw:style-name="gr9" draw:text-style-name="P8" draw:layer="layout" svg:width="18.303cm" svg:height="1.595cm" svg:x="3.822cm" svg:y="16.6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85cm" svg:y1="15.144cm" svg:x2="21.5cm" svg:y2="15.144cm">
          <text:p/>
        </draw:line>
        <draw:frame draw:style-name="gr5" draw:text-style-name="P5" draw:layer="layout" svg:width="0.75cm" svg:height="0.962cm" svg:x="19.75cm" svg:y="14.282cm">
          <draw:text-box>
            <text:p text:style-name="P4"><text:span text:style-name="T11">d</text:span></text:p>
          </draw:text-box>
        </draw:frame>
        <draw:line draw:style-name="gr7" draw:text-style-name="P1" draw:layer="layout" svg:x1="18.85cm" svg:y1="14.094cm" svg:x2="18.85cm" svg:y2="15.594cm">
          <text:p/>
        </draw:line>
        <draw:frame draw:style-name="gr5" draw:text-style-name="P5" draw:layer="layout" svg:width="1.25cm" svg:height="0.962cm" svg:x="20.5cm" svg:y="12.382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9cm" svg:y="12.344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7cm" svg:y="6.5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75cm" svg:y="6.59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155cm" svg:y="3.0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45cm" svg:y="16.9cm">
          <draw:text-box>
            <text:p text:style-name="P6"><text:span text:style-name="T4">(6)</text:span></text:p>
          </draw:text-box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39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39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8" draw:layer="layout" svg:width="12.053cm" svg:height="1.5cm" svg:x="6.218cm" svg:y="1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7:15:24.933224532</meta:creation-date>
    <dc:date>2025-12-08T09:28:16.794878499</dc:date>
    <meta:editing-duration>PT10H14M28S</meta:editing-duration>
    <meta:editing-cycles>69</meta:editing-cycles>
    <meta:generator>LibreOffice/25.2.6.2$Linux_X86_64 LibreOffice_project/40d1a0e1d5bdf1afaeae24d9ece32bbb00fa66a4</meta:generator>
    <meta:document-statistic meta:object-count="158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row>
        <msub>
          <mi>T</mi>
          <mi>i</mi>
        </msub>
        <mo stretchy="false">+</mo>
        <mover accent="true">
          <mi>q</mi>
          <mo stretchy="false">˙</mo>
        </mover>
      </mrow>
      <mn>.</mn>
      <mi>d</mi>
    </mrow>
    <annotation encoding="StarMath 5.0"> ({u} over {2} + {%alpha} over {d} + {2.%alpha} over {d}) %phi_{P} = ({%alpha} over {d} - {u} over {2}) %phi_{D} + (u + {2.%alpha} over {d})T_{i} + dot q .d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